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2.6146in" style:rel-column-width="24735*"/>
    </style:style>
    <style:style style:name="Таблица1.B" style:family="table-column">
      <style:table-column-properties style:column-width="4.3125in" style:rel-column-width="40800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2pt" fo:background-color="#ff420e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style:font-name="CurrierNew" fo:font-size="10pt" style:font-size-asian="10pt" style:font-size-complex="10pt"/>
    </style:style>
    <style:style style:name="P11" style:family="paragraph" style:parent-style-name="Text_20_body">
      <style:paragraph-properties fo:text-align="center" style:justify-single-word="false"/>
      <style:text-properties style:font-name="CurrierNew" fo:font-size="10pt" fo:background-color="transparen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style:font-name="CurrierNew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use-window-font-color="true" style:font-name="CurrierNew" fo:font-size="10pt" fo:background-color="transparent" style:font-size-asian="10pt" style:font-size-complex="10pt"/>
    </style:style>
    <style:style style:name="P1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12pt" style:font-size-asian="12pt" style:font-size-complex="12pt"/>
    </style:style>
    <style:style style:name="P1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Arial1" fo:font-size="12pt" style:font-size-asian="12pt" style:font-size-complex="12pt"/>
    </style:style>
    <style:style style:name="P16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2pt" style:text-underline-style="none" fo:background-color="transparent" style:font-name-asian="Monospace" style:font-size-asian="12pt" style:font-name-complex="Monospace" style:font-size-complex="12pt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background-color="#ff420e" style:font-size-asian="12pt" style:font-size-complex="12pt"/>
    </style:style>
    <style:style style:name="P23" style:family="paragraph" style:parent-style-name="Standard">
      <style:text-properties fo:font-size="12pt" fo:background-color="transparent" style:font-size-asian="12pt" style:font-size-complex="12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urrierNew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urrierNew" fo:font-size="10pt" style:text-underline-style="none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urrierNew" fo:font-size="10pt" fo:background-color="#83caff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CurrierNew" fo:font-size="10pt" style:font-name-asian="Monospace" style:font-size-asian="10pt" style:font-name-complex="Monospace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CurrierNew" fo:background-color="#e6e6ff"/>
    </style:style>
    <style:style style:name="P29" style:family="paragraph" style:parent-style-name="Standard">
      <style:paragraph-properties fo:background-color="#e6e6e6">
        <style:background-image/>
      </style:paragraph-properties>
      <style:text-properties style:font-name="CurrierNew" fo:font-size="10pt" style:font-name-asian="Monospace" style:font-size-asian="10pt" style:font-name-complex="Monospace" style:font-size-complex="10pt"/>
    </style:style>
    <style:style style:name="P30" style:family="paragraph" style:parent-style-name="Preformatted_20_Text">
      <style:paragraph-properties fo:margin-top="0in" fo:margin-bottom="0.1965in" fo:text-align="justify" style:justify-single-word="false"/>
      <style:text-properties style:font-name="CurrierNew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Heading">
      <style:text-properties fo:font-size="12pt" style:font-size-asian="12pt" style:font-size-complex="12pt"/>
    </style:style>
    <style:style style:name="P34" style:family="paragraph" style:parent-style-name="Standard">
      <style:paragraph-properties fo:text-align="justify" style:justify-single-word="false" fo:background-color="#000000">
        <style:background-image/>
      </style:paragraph-properties>
      <style:text-properties fo:color="#ffffff" style:font-name="Currier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36" style:family="paragraph" style:parent-style-name="Text_20_body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37" style:family="paragraph" style:parent-style-name="Text_20_body" style:list-style-name="L3">
      <style:paragraph-properties fo:text-align="justify" style:justify-single-word="false"/>
    </style:style>
    <style:style style:name="P38" style:family="paragraph" style:parent-style-name="Heading_20_2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 style:list-style-name="L2"/>
    <style:style style:name="P40" style:family="paragraph" style:parent-style-name="Standard" style:list-style-name="L3">
      <style:paragraph-properties fo:text-align="justify" style:justify-single-word="false" fo:background-color="transparent">
        <style:background-image/>
      </style:paragraph-properties>
      <style:text-properties fo:font-size="12pt" style:font-size-asian="12pt" style:font-size-complex="12pt"/>
    </style:style>
    <style:style style:name="P41" style:family="paragraph" style:parent-style-name="Heading_20_3">
      <style:paragraph-properties fo:text-align="center" style:justify-single-word="false"/>
    </style:style>
    <style:style style:name="P42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4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style:font-size-asian="12pt" style:font-size-complex="12pt"/>
    </style:style>
    <style:style style:name="T4" style:family="text">
      <style:text-properties fo:background-color="#0084d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bf5f3f"/>
    </style:style>
    <style:style style:name="T7" style:family="text">
      <style:text-properties fo:color="#bf5f3f" fo:font-size="10pt" style:font-name-asian="Monospace" style:font-size-asian="10pt" style:font-name-complex="Monospace" style:font-size-complex="10pt"/>
    </style:style>
    <style:style style:name="T8" style:family="text">
      <style:text-properties fo:color="#3f7f7f"/>
    </style:style>
    <style:style style:name="T9" style:family="text">
      <style:text-properties fo:color="#3f7f7f" fo:font-size="10pt" style:font-name-asian="Monospace" style:font-size-asian="10pt" style:font-name-complex="Monospace" style:font-size-complex="10pt"/>
    </style:style>
    <style:style style:name="T10" style:family="text">
      <style:text-properties fo:color="#7f007f"/>
    </style:style>
    <style:style style:name="T11" style:family="text">
      <style:text-properties fo:color="#7f007f" fo:font-size="10pt" style:font-name-asian="Monospace" style:font-size-asian="10pt" style:font-name-complex="Monospace" style:font-size-complex="10pt"/>
    </style:style>
    <style:style style:name="T12" style:family="text">
      <style:text-properties fo:color="#000000"/>
    </style:style>
    <style:style style:name="T13" style:family="text">
      <style:text-properties fo:color="#000000" fo:font-size="10pt" style:font-name-asian="Monospace" style:font-size-asian="10pt" style:font-name-complex="Monospace" style:font-size-complex="10pt"/>
    </style:style>
    <style:style style:name="T14" style:family="text">
      <style:text-properties fo:color="#000000" fo:font-size="10pt" style:text-underline-style="none" fo:background-color="transparent" style:font-name-asian="Monospace" style:font-size-asian="10pt" style:font-name-complex="Monospace" style:font-size-complex="10pt"/>
    </style:style>
    <style:style style:name="T15" style:family="text">
      <style:text-properties fo:color="#000000" fo:background-color="#83caff"/>
    </style:style>
    <style:style style:name="T16" style:family="text">
      <style:text-properties fo:color="#000000" fo:background-color="#aecf00"/>
    </style:style>
    <style:style style:name="T17" style:family="text">
      <style:text-properties fo:color="#000000" style:text-underline-style="none" fo:background-color="#aecf00" style:font-name-asian="Monospace" style:font-name-complex="Monospace"/>
    </style:style>
    <style:style style:name="T18" style:family="text">
      <style:text-properties fo:color="#000000" style:text-underline-style="none" fo:background-color="transparent" style:font-name-asian="Monospace" style:font-name-complex="Monospace"/>
    </style:style>
    <style:style style:name="T19" style:family="text">
      <style:text-properties fo:color="#000000" style:text-underline-style="none" fo:font-weight="bold" fo:background-color="transparent" style:font-name-asian="Monospace" style:font-weight-asian="bold" style:font-name-complex="Monospace" style:font-weight-complex="bold"/>
    </style:style>
    <style:style style:name="T20" style:family="text">
      <style:text-properties fo:color="#000000" style:text-underline-style="none" fo:background-color="#83caff" style:font-name-asian="Monospace" style:font-name-complex="Monospace"/>
    </style:style>
    <style:style style:name="T21" style:family="text">
      <style:text-properties fo:color="#000000" fo:font-style="normal" style:text-underline-style="none" fo:background-color="transparent" style:font-name-asian="Monospace" style:font-style-asian="normal" style:font-name-complex="Monospace" style:font-style-complex="normal"/>
    </style:style>
    <style:style style:name="T22" style:family="text">
      <style:text-properties fo:color="#2a00ff" fo:font-style="italic" style:font-style-asian="italic" style:font-style-complex="italic"/>
    </style:style>
    <style:style style:name="T23" style:family="text">
      <style:text-properties fo:color="#2a00ff" fo:font-style="italic" style:text-underline-style="none" style:font-style-asian="italic" style:font-style-complex="italic"/>
    </style:style>
    <style:style style:name="T24" style:family="text">
      <style:text-properties fo:color="#2a00ff" fo:font-style="italic" fo:background-color="#aecf00" style:font-style-asian="italic" style:font-style-complex="italic"/>
    </style:style>
    <style:style style:name="T25" style:family="text">
      <style:text-properties fo:color="#2a00ff" fo:font-size="10pt" fo:font-style="italic" style:text-underline-style="none" style:font-name-asian="Monospace" style:font-size-asian="10pt" style:font-style-asian="italic" style:font-name-complex="Monospace" style:font-size-complex="10pt" style:font-style-complex="italic"/>
    </style:style>
    <style:style style:name="T26" style:family="text">
      <style:text-properties fo:color="#2a00ff" style:font-name="CurrierNew" fo:font-size="10pt" fo:font-style="italic" style:text-underline-style="none" fo:background-color="transparent" style:font-name-asian="Monospace" style:font-size-asian="10pt" style:font-style-asian="italic" style:font-name-complex="Monospace" style:font-size-complex="10pt" style:font-style-complex="italic"/>
    </style:style>
    <style:style style:name="T27" style:family="text">
      <style:text-properties fo:color="#2a00ff" style:font-name="CurrierNew" fo:font-size="10pt" fo:font-style="italic" style:text-underline-style="none" fo:font-weight="bold" fo:background-color="transparent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28" style:family="text">
      <style:text-properties fo:color="#2a00ff" style:font-name="CurrierNew" fo:font-style="italic" style:text-underline-style="none" fo:background-color="#83caff" style:font-name-asian="Monospace" style:font-style-asian="italic" style:font-name-complex="Monospace" style:font-style-complex="italic"/>
    </style:style>
    <style:style style:name="T29" style:family="text">
      <style:text-properties fo:color="#008080"/>
    </style:style>
    <style:style style:name="T30" style:family="text">
      <style:text-properties fo:font-size="10pt" style:font-name-asian="Monospace" style:font-size-asian="10pt" style:font-name-complex="Monospace" style:font-size-complex="10pt"/>
    </style:style>
    <style:style style:name="T31" style:family="text">
      <style:text-properties style:text-underline-style="none"/>
    </style:style>
    <style:style style:name="T32" style:family="text">
      <style:text-properties fo:background-color="#83caff"/>
    </style:style>
    <style:style style:name="T33" style:family="text">
      <style:text-properties fo:background-color="#e6e6e6"/>
    </style:style>
    <style:style style:name="T34" style:family="text">
      <style:text-properties fo:background-color="transparent"/>
    </style:style>
    <style:style style:name="T35" style:family="text">
      <style:text-properties fo:color="#ffffff" fo:background-color="#0084d1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fo:font-style="italic" style:text-underline-style="none" fo:background-color="transparent" style:font-name-asian="Monospace" style:font-style-asian="italic" style:font-name-complex="Monospace" style:font-style-complex="italic"/>
    </style:style>
    <style:style style:name="T38" style:family="text">
      <style:text-properties fo:font-style="italic" style:text-underline-style="none" style:font-name-asian="Monospace" style:font-style-asian="italic" style:font-name-complex="Monospace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Java Server Pages (JSP)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4">Java Server Pages (JSP)<text:tab/>1</text:p>
          <text:p text:style-name="P43">Что такое JSP?<text:tab/>1</text:p>
          <text:p text:style-name="P43">Пример JSP-страницы<text:tab/>2</text:p>
          <text:p text:style-name="P43">Типичный сценарий использования JSP<text:tab/>4</text:p>
          <text:p text:style-name="P43">Язык выражений (Expression Language)<text:tab/>4</text:p>
          <text:p text:style-name="P43">Предопределённые (predefined) теги и директивы JSP<text:tab/>5</text:p>
          <text:p text:style-name="P43">JSP Standard Tag Library (JSTL)<text:tab/>6</text:p>
          <text:p text:style-name="P45">Библиотека тегов Core (избранное)<text:tab/>6</text:p>
          <text:p text:style-name="P45">Библиотека тегов Fmt (избранное)<text:tab/>6</text:p>
          <text:p text:style-name="P45">Функции (одна в качестве примера)<text:tab/>7</text:p>
          <text:p text:style-name="P43">Custom Tag Libraries<text:tab/>7</text:p>
          <text:p text:style-name="P43">Что можно ещё почитать про JSP и JSTL<text:tab/>7</text:p>
        </text:index-body>
      </text:table-of-content>
      <text:h text:style-name="P38" text:outline-level="2">Что такое JSP?</text:h>
      <text:p text:style-name="P18">Основная проблема сервлетов состоит в том, что их невозможно нормально использовать для web-разработки, как все привыкли со времён появления PHP, а может быть и ещё раньше.</text:p>
      <text:p text:style-name="P18"/>
      <text:p text:style-name="P18">Что происходило в PHP? Брался уже почти готовый статический HTML документ, в него добавлялись вставки кода на PHP с помощью специальных тегов:</text:p>
      <text:p text:style-name="P34">&lt;html&gt;</text:p>
      <text:p text:style-name="P34"><text:tab/>&lt;head/&gt;</text:p>
      <text:p text:style-name="P34"><text:tab/>&lt;body&gt;&lt;h1&gt;<text:span text:style-name="T4">&lt;% some code here %&gt;</text:span>&lt;/h1&gt;&lt;/body&gt;</text:p>
      <text:p text:style-name="P34">&lt;/html&gt;</text:p>
      <text:p text:style-name="P18"/>
      <text:p text:style-name="P18">PHP предоставляет так же возможность включать содержимое одного PHP файла внутрь другого, и тем самым достигается некоторое повторное использование элементов страницы.</text:p>
      <text:p text:style-name="P19"/>
      <text:p text:style-name="P20">Что в этом подходе хорошо – это то, что мы видим HTML-страницу практически в том виде, в котором она будет отдана браузеру. Что не хорошо – это то, что внутри PHP страницы можно написать произвольный код, и это приведёт к смешению визуализации (view) и логики приложения (business-logic). Через некоторое время это поняли, но дисциплину обрели не многие :)</text:p>
      <text:p text:style-name="P20"/>
      <text:p text:style-name="P20">Сервлеты сами по себе не предоставляют возможность верстать неких шаблон страницы, который будет превращаться в итоговую HTML-страницу и заполняться при исполнении кода на сервере.</text:p>
      <text:p text:style-name="P20"/>
      <text:p text:style-name="P20">Поэтому над сервлетами сделали надстройку, которую назвали JSP. JSP используется как view. Или другими словами, в JSP сосредоточена верстка документа и его отображение. </text:p>
      <text:p text:style-name="P20"/>
      <text:p text:style-name="P20">JSP по сути дела практически полностью функционально аналогичен PHP. Разница в <text:soft-page-break/>том, что написание кода производится не с помощью вставок непосредственно Java-кода (хотя и это возможно), а с помощью использования специальных JSP-тегов.</text:p>
      <text:p text:style-name="P20"/>
      <text:p text:style-name="P20">После того, как JSP-страница оказывается в web-контейнере, специальный компилятор превращает её в сервлет. Этот сервлет распечатывает статическое содержимое страницы и исполняет код, который реализует JSP-теги. </text:p>
      <text:p text:style-name="P20"/>
      <text:p text:style-name="P20">Сам сгенернированный в runtime сервлет нам не интересен, <text:s/>его класс появляется где-то в недрах контейнера, и нам он не понадобится.</text:p>
      <text:h text:style-name="Heading_20_2" text:outline-level="2">Пример JSP-страницы</text:h>
      <text:p text:style-name="P29"><text:span text:style-name="T6">&lt;%@</text:span> <text:span text:style-name="T8">page</text:span> <text:span text:style-name="T10">language</text:span><text:span text:style-name="T12">=</text:span><text:span text:style-name="T22">"java"</text:span> <text:span text:style-name="T10">pageEncoding</text:span><text:span text:style-name="T12">=</text:span><text:span text:style-name="T22">"UTF-8"</text:span><text:span text:style-name="T6">%&gt;</text:span></text:p>
      <text:p text:style-name="P27"><text:span text:style-name="T6">&lt;%@ </text:span><text:span text:style-name="T8">taglib</text:span> <text:span text:style-name="T10">prefix</text:span><text:span text:style-name="T12">=</text:span><text:span text:style-name="T22">"c"</text:span> <text:span text:style-name="T10">uri</text:span><text:span text:style-name="T12">=</text:span><text:span text:style-name="T23">"http://java.sun.com/jsp/jstl/core"</text:span> <text:span text:style-name="T6">%&gt;</text:span></text:p>
      <text:p text:style-name="P27"><text:span text:style-name="T6">&lt;%@</text:span> <text:span text:style-name="T8">taglib</text:span> <text:span text:style-name="T10">prefix</text:span><text:span text:style-name="T12">=</text:span><text:span text:style-name="T22">"fmt"</text:span> <text:span text:style-name="T10">uri</text:span><text:span text:style-name="T12">=</text:span><text:span text:style-name="T23">"http://java.sun.com/jsp/jstl/fmt"</text:span> <text:span text:style-name="T6">%&gt;</text:span></text:p>
      <text:p text:style-name="P27"><text:span text:style-name="T6">&lt;%@</text:span> <text:span text:style-name="T8">include</text:span> <text:span text:style-name="T10">file</text:span><text:span text:style-name="T12">=</text:span><text:span text:style-name="T23">"/WEB-INF/jsp/includes/loginhdr.jsp"</text:span><text:span text:style-name="T31"> </text:span><text:span text:style-name="T6">%&gt;</text:span></text:p>
      <text:p text:style-name="P27"/>
      <text:p text:style-name="P24"><text:span text:style-name="T29">&lt;</text:span><text:span text:style-name="T8">form</text:span> <text:span text:style-name="T10">action</text:span><text:span text:style-name="T12">=</text:span><text:span text:style-name="T22">'</text:span><text:span text:style-name="T29">&lt;</text:span><text:span text:style-name="T8">c:url</text:span> <text:span text:style-name="T10">value</text:span><text:span text:style-name="T12">=</text:span><text:span text:style-name="T22">"/auth"</text:span> <text:span text:style-name="T29">/&gt;</text:span><text:span text:style-name="T22">'</text:span> <text:span text:style-name="T10">method</text:span><text:span text:style-name="T12">=</text:span><text:span text:style-name="T22">"POST"</text:span> <text:span text:style-name="T29">&gt;</text:span></text:p>
      <text:p text:style-name="P24"><text:span text:style-name="T29">&lt;</text:span><text:span text:style-name="T8">div</text:span> <text:span text:style-name="T10">align</text:span><text:span text:style-name="T12">=</text:span><text:span text:style-name="T22">"center"</text:span><text:span text:style-name="T29">&gt;</text:span></text:p>
      <text:p text:style-name="P25"><text:span text:style-name="T15">&lt;c:if</text:span><text:span text:style-name="T12"> </text:span><text:span text:style-name="T10">test</text:span><text:span text:style-name="T12">="</text:span><text:span text:style-name="T16">${invalidLoginOrPassword}</text:span><text:span text:style-name="T12">"</text:span><text:span text:style-name="T15">&gt;</text:span></text:p>
      <text:p text:style-name="P24"><text:span text:style-name="T12"><text:s text:c="4"/></text:span><text:span text:style-name="T29">&lt;</text:span><text:span text:style-name="T8">table</text:span> <text:span text:style-name="T10">width</text:span><text:span text:style-name="T12">=</text:span><text:span text:style-name="T22">"30%"</text:span><text:span text:style-name="T29">&gt;</text:span></text:p>
      <text:p text:style-name="P24"><text:span text:style-name="T12"><text:s text:c="8"/></text:span><text:span text:style-name="T29">&lt;</text:span><text:span text:style-name="T8">tr</text:span><text:span text:style-name="T29">&gt;</text:span></text:p>
      <text:p text:style-name="P24"><text:span text:style-name="T12"><text:s text:c="12"/></text:span><text:span text:style-name="T29">&lt;</text:span><text:span text:style-name="T8">th</text:span> <text:span text:style-name="T10">colspan</text:span><text:span text:style-name="T12">=</text:span><text:span text:style-name="T22">"2"</text:span><text:span text:style-name="T29">&gt;</text:span><text:span text:style-name="T12">Access Denied</text:span><text:span text:style-name="T29">&lt;/</text:span><text:span text:style-name="T8">th</text:span><text:span text:style-name="T29">&gt;</text:span></text:p>
      <text:p text:style-name="P24"><text:span text:style-name="T12"><text:s text:c="8"/></text:span><text:span text:style-name="T29">&lt;/</text:span><text:span text:style-name="T8">tr</text:span><text:span text:style-name="T29">&gt;</text:span></text:p>
      <text:p text:style-name="P24"><text:span text:style-name="T12"><text:s text:c="8"/></text:span><text:span text:style-name="T29">&lt;</text:span><text:span text:style-name="T8">tr</text:span><text:span text:style-name="T29">&gt;</text:span></text:p>
      <text:p text:style-name="P24"><text:span text:style-name="T12"><text:s text:c="12"/></text:span><text:span text:style-name="T29">&lt;</text:span><text:span text:style-name="T8">td</text:span> <text:span text:style-name="T10">align</text:span><text:span text:style-name="T12">=</text:span><text:span text:style-name="T22">"right"</text:span><text:span text:style-name="T29">&gt;</text:span></text:p>
      <text:p text:style-name="P24"><text:span text:style-name="T29"><text:tab/> <text:tab/>&lt;</text:span><text:span text:style-name="T8">img</text:span> <text:span text:style-name="T10">alt</text:span><text:span text:style-name="T12">=</text:span><text:span text:style-name="T22">"Access denied"</text:span> <text:span text:style-name="T10">src</text:span><text:span text:style-name="T12">=</text:span><text:span text:style-name="T22">'</text:span><text:span text:style-name="T15">&lt;c:url</text:span> <text:span text:style-name="T10">value</text:span><text:span text:style-name="T12">=</text:span><text:span text:style-name="T22">"</text:span><text:span text:style-name="T24">/images/lock.png</text:span><text:span text:style-name="T22">"</text:span><text:span text:style-name="T29">/&gt;</text:span><text:span text:style-name="T22">' </text:span><text:span text:style-name="T15">/&gt;</text:span></text:p>
      <text:p text:style-name="P24"><text:span text:style-name="T29"><text:tab/>&lt;/</text:span><text:span text:style-name="T8">td</text:span><text:span text:style-name="T29">&gt;</text:span></text:p>
      <text:p text:style-name="P24"><text:span text:style-name="T12"><text:s text:c="12"/></text:span><text:span text:style-name="T29">&lt;</text:span><text:span text:style-name="T8">td</text:span><text:span text:style-name="T29">&gt;</text:span><text:span text:style-name="T12">Login or password invalid. Try again please.</text:span><text:span text:style-name="T29">&lt;/</text:span><text:span text:style-name="T8">td</text:span><text:span text:style-name="T29">&gt;</text:span></text:p>
      <text:p text:style-name="P24"><text:span text:style-name="T12"><text:s text:c="8"/></text:span><text:span text:style-name="T29">&lt;/</text:span><text:span text:style-name="T8">tr</text:span><text:span text:style-name="T29">&gt;</text:span></text:p>
      <text:p text:style-name="P24"><text:span text:style-name="T12"><text:s text:c="4"/></text:span><text:span text:style-name="T29">&lt;/</text:span><text:span text:style-name="T8">table</text:span><text:span text:style-name="T29">&gt;</text:span></text:p>
      <text:p text:style-name="P24"><text:span text:style-name="T12"><text:s text:c="4"/></text:span><text:span text:style-name="T29">&lt;</text:span><text:span text:style-name="T8">br</text:span><text:span text:style-name="T29">/&gt;</text:span></text:p>
      <text:p text:style-name="P26">&lt;/c:if&gt;</text:p>
      <text:p text:style-name="P24"><text:span text:style-name="T29">&lt;</text:span><text:span text:style-name="T8">table</text:span> <text:span text:style-name="T10">width</text:span><text:span text:style-name="T12">=</text:span><text:span text:style-name="T22">"30%"</text:span><text:span text:style-name="T29">&gt;</text:span></text:p>
      <text:p text:style-name="P24"><text:span text:style-name="T12"><text:tab/></text:span><text:span text:style-name="T29">&lt;</text:span><text:span text:style-name="T8">tr</text:span><text:span text:style-name="T29">&gt;</text:span></text:p>
      <text:p text:style-name="P24"><text:span text:style-name="T12"><text:tab/><text:tab/></text:span><text:span text:style-name="T29">&lt;</text:span><text:span text:style-name="T8">th</text:span> <text:span text:style-name="T10">colspan</text:span><text:span text:style-name="T12">=</text:span><text:span text:style-name="T22">"2"</text:span><text:span text:style-name="T29">&gt;</text:span><text:span text:style-name="T12">Sign in</text:span><text:span text:style-name="T29">&lt;/</text:span><text:span text:style-name="T8">th</text:span><text:span text:style-name="T29">&gt;</text:span></text:p>
      <text:p text:style-name="P24"><text:span text:style-name="T12"><text:tab/></text:span><text:span text:style-name="T29">&lt;/</text:span><text:span text:style-name="T8">tr</text:span><text:span text:style-name="T29">&gt;</text:span></text:p>
      <text:p text:style-name="P24"><text:span text:style-name="T12"><text:tab/></text:span><text:span text:style-name="T29">&lt;</text:span><text:span text:style-name="T8">tr</text:span><text:span text:style-name="T29">&gt;</text:span></text:p>
      <text:p text:style-name="P24"><text:span text:style-name="T12"><text:tab/><text:tab/></text:span><text:span text:style-name="T29">&lt;</text:span><text:span text:style-name="T8">td</text:span><text:span text:style-name="T29">&gt;</text:span><text:span text:style-name="T12">Login:</text:span><text:span text:style-name="T29">&lt;/</text:span><text:span text:style-name="T8">td</text:span><text:span text:style-name="T29">&gt;</text:span></text:p>
      <text:p text:style-name="P24"><text:span text:style-name="T12"><text:tab/><text:tab/></text:span><text:span text:style-name="T29">&lt;</text:span><text:span text:style-name="T8">td</text:span><text:span text:style-name="T29">&gt;&lt;</text:span><text:span text:style-name="T8">input</text:span> <text:span text:style-name="T10">type</text:span><text:span text:style-name="T12">=</text:span><text:span text:style-name="T22">"text"</text:span> <text:span text:style-name="T10">name</text:span><text:span text:style-name="T12">=</text:span><text:span text:style-name="T22">"__login"</text:span><text:span text:style-name="T29">/&gt;&lt;/</text:span><text:span text:style-name="T8">td</text:span><text:span text:style-name="T29">&gt;</text:span></text:p>
      <text:p text:style-name="P24"><text:span text:style-name="T12"><text:tab/></text:span><text:span text:style-name="T29">&lt;/</text:span><text:span text:style-name="T8">tr</text:span><text:span text:style-name="T29">&gt;</text:span></text:p>
      <text:p text:style-name="P24"><text:soft-page-break/><text:span text:style-name="T12"><text:tab/></text:span><text:span text:style-name="T29">&lt;</text:span><text:span text:style-name="T8">tr</text:span><text:span text:style-name="T29">&gt;</text:span></text:p>
      <text:p text:style-name="P24"><text:span text:style-name="T12"><text:tab/><text:tab/></text:span><text:span text:style-name="T29">&lt;</text:span><text:span text:style-name="T8">td</text:span><text:span text:style-name="T29">&gt;</text:span><text:span text:style-name="T12">Password:</text:span><text:span text:style-name="T29">&lt;/</text:span><text:span text:style-name="T8">td</text:span><text:span text:style-name="T29">&gt;</text:span></text:p>
      <text:p text:style-name="P24"><text:span text:style-name="T12"><text:tab/><text:tab/></text:span><text:span text:style-name="T29">&lt;</text:span><text:span text:style-name="T8">td</text:span><text:span text:style-name="T29">&gt;&lt;</text:span><text:span text:style-name="T8">input</text:span> <text:span text:style-name="T10">type</text:span><text:span text:style-name="T12">=</text:span><text:span text:style-name="T22">"password" </text:span><text:span text:style-name="T10">name</text:span><text:span text:style-name="T12">=</text:span><text:span text:style-name="T22">"__pass"</text:span><text:span text:style-name="T29">/&gt;&lt;/</text:span><text:span text:style-name="T8">td</text:span><text:span text:style-name="T29">&gt;</text:span></text:p>
      <text:p text:style-name="P24"><text:span text:style-name="T12"><text:tab/></text:span><text:span text:style-name="T29">&lt;/</text:span><text:span text:style-name="T8">tr</text:span><text:span text:style-name="T29">&gt;</text:span></text:p>
      <text:p text:style-name="P24"><text:span text:style-name="T12"><text:tab/></text:span><text:span text:style-name="T29">&lt;</text:span><text:span text:style-name="T8">tr</text:span><text:span text:style-name="T29">&gt;</text:span></text:p>
      <text:p text:style-name="P24"><text:span text:style-name="T12"><text:tab/><text:tab/></text:span><text:span text:style-name="T29">&lt;</text:span><text:span text:style-name="T8">td</text:span> <text:span text:style-name="T10">colspan</text:span><text:span text:style-name="T12">=</text:span><text:span text:style-name="T22">"2"</text:span><text:span text:style-name="T29">&gt;&lt;</text:span><text:span text:style-name="T8">input</text:span> <text:span text:style-name="T10">type</text:span><text:span text:style-name="T12">=</text:span><text:span text:style-name="T22">"submit"</text:span> <text:span text:style-name="T10">value</text:span><text:span text:style-name="T12">=</text:span><text:span text:style-name="T22">"Enter"</text:span><text:span text:style-name="T29">/&gt;&lt;/</text:span><text:span text:style-name="T8">td</text:span><text:span text:style-name="T29">&gt;</text:span></text:p>
      <text:p text:style-name="P24"><text:span text:style-name="T12"><text:tab/></text:span><text:span text:style-name="T29">&lt;/</text:span><text:span text:style-name="T8">tr</text:span><text:span text:style-name="T29">&gt;</text:span></text:p>
      <text:p text:style-name="P24"><text:span text:style-name="T29">&lt;/</text:span><text:span text:style-name="T8">table</text:span><text:span text:style-name="T29">&gt;</text:span></text:p>
      <text:p text:style-name="P24"><text:span text:style-name="T29">&lt;/</text:span><text:span text:style-name="T8">div</text:span><text:span text:style-name="T29">&gt;</text:span></text:p>
      <text:p text:style-name="P24"><text:span text:style-name="T29">&lt;/</text:span><text:span text:style-name="T8">form</text:span><text:span text:style-name="T29">&gt;</text:span></text:p>
      <text:p text:style-name="P28"><text:span text:style-name="T7">&lt;%@</text:span><text:span text:style-name="T30"> </text:span><text:span text:style-name="T9">include</text:span><text:span text:style-name="T30"> </text:span><text:span text:style-name="T11">file</text:span><text:span text:style-name="T13">=</text:span><text:span text:style-name="T25">"/WEB-INF/jsp/includes/footer.jsp"</text:span><text:span text:style-name="T30"> </text:span><text:span text:style-name="T7">%&gt;</text:span></text:p>
      <text:p text:style-name="Text_20_body"/>
      <text:p text:style-name="P1"/>
      <text:p text:style-name="P1"/>
      <text:p text:style-name="P2">Небольшие пояснения. <text:span text:style-name="T33">Серым</text:span> выделены директивы JSP. Как правило используются три директивы: <text:a xlink:type="simple" xlink:href="http://java.sun.com/products/jsp/tags/syntaxref.fm7.html"><text:span text:style-name="T1">page</text:span></text:a> (для задания таких параметров, как кодировка файла и content type, который будет возвращаться браузеру), <text:a xlink:type="simple" xlink:href="http://java.sun.com/products/jsp/tags/syntaxref.fm8.html"><text:span text:style-name="T1">taglib</text:span></text:a> (подключение библиотеки тегов) и <text:a xlink:type="simple" xlink:href="http://java.sun.com/products/jsp/tags/syntaxref.fm6.html"><text:span text:style-name="T1">include</text:span></text:a> (включение содержимого других файлов в текст JSP)</text:p>
      <text:p text:style-name="P15"><text:span text:style-name="T32">Синим</text:span> выделены теги JSP. В остальном мы видим обычный документ HTML, но специальные теги JSP позволяют генерировать на сервере динамическое содержимое. В этом примере сообщение «Access Denied» будет выдано браузеру только в том случае, если выставлен флаг <text:span text:style-name="T34"><text:s/></text:span><text:span text:style-name="T19">invalidLoginOrPassword</text:span><text:span text:style-name="T14">. </text:span></text:p>
      <text:p text:style-name="P15"><text:span text:style-name="T18">Это достигается с помощью тега </text:span><text:span text:style-name="T19">&lt;c:if&gt;</text:span><text:span text:style-name="T18">, суть которого состоит в том, что его внутреннее содержимое интерпретируется и включается в ответ сервера только в том случае, если выражение атрибута test является истинным. Тег </text:span><text:span text:style-name="T19">&lt;c:url&gt;</text:span><text:span text:style-name="T18"> предназначен в первую очередь для того, чтобы дописывать root context приложения в начало URL. Например, если корневым контекстом приложения является </text:span><text:span text:style-name="T19">/hello</text:span><text:span text:style-name="T18">, то такая конструкция </text:span></text:p>
      <text:p text:style-name="P15"><text:span text:style-name="T18"><text:tab/>&lt;a href='</text:span><text:span text:style-name="T20">&lt;c:url</text:span><text:span text:style-name="T18"> value=</text:span><text:span text:style-name="T26">"/someAction"</text:span><text:span text:style-name="T28">/</text:span><text:span text:style-name="T20">&gt;</text:span><text:span text:style-name="T18">' &gt;ссылка&lt;/a&gt;</text:span></text:p>
      <text:p text:style-name="P16">превратится в </text:p>
      <text:p text:style-name="P15"><text:span text:style-name="T18"><text:tab/>&lt;a href='</text:span><text:span text:style-name="T27">/hello</text:span><text:span text:style-name="T26">/someAction</text:span><text:span text:style-name="T21">' </text:span><text:span text:style-name="T18">&gt;ссылка&lt;/a&gt;</text:span></text:p>
      <text:p text:style-name="P16">Это очень удобно, т.к. JSP-страница не обязана знать, какой корневой контекст использует приложение.</text:p>
      <text:p text:style-name="P15"><text:span text:style-name="T17">Зелёным</text:span><text:span text:style-name="T18"> выделены конструкции языка выражений (Expression Language). Об этом языке будет сказано ниже, но нужен он исключительно для того, чтобы извлекать данные из контекста страницы и передавать <text:s/>эти данные тегам для дальнейшей интерпретации. Выражения EL могут быть как просто строками, так и достаточно сложными конструкциями, которые записываются внутри такого вот маркера ${ }. EL позволяет извлекать данные из коллекций, массивов, автоматически конвертировать типы данных и т.п.</text:span></text:p>
      <text:p text:style-name="P16">Рекомендуется также выносить всю информацию о стилях элементов из JSP в CSS. Это уменьшает размер JSP и упрощает модификацию.</text:p>
      <text:h text:style-name="Heading_20_2" text:outline-level="2"><text:soft-page-break/>Типичный сценарий использования JSP</text:h>
      <text:p text:style-name="P2">Пример того, как со всем этим взлететь будет следующим шагом, а пока приведём примерный сценарий использования JSP:</text:p>
      <text:list xml:id="list30217397" text:style-name="L1">
        <text:list-item>
          <text:p text:style-name="P35">Браузер отправляет GET/POST запрос на определённый URL, обрабатываемый web-контейнером</text:p>
        </text:list-item>
        <text:list-item>
          <text:p text:style-name="P35">Web-контейнер находит приложение и сервлет-диспетчер, который обрабатывает этот URL и передаёт ему управление</text:p>
        </text:list-item>
        <text:list-item>
          <text:p text:style-name="P35">Сервлет-диспетчер передаёт управление нужному классу приложения, который извлекает данные из СУБД и кладёт их в контекст запроса или сессию. После чего переадресует дальнейшее управление сервлету, сгенерированному по JSP странице.</text:p>
        </text:list-item>
        <text:list-item>
          <text:p text:style-name="P35">JSP-сервлет извлекает подготовлены данные, и встраивает их определённым образом в шаблон HTML-документа. HTML-документ возвращается браузеру.</text:p>
        </text:list-item>
      </text:list>
      <text:h text:style-name="Heading_20_2" text:outline-level="2">Язык выражений (Expression Language)</text:h>
      <text:p text:style-name="P2">Язык выражений нужен для того, чтобы манипулировать данными при их отображении в JSP. В частности, это язык с динамической типизацией, что позволяет добиться компактности. </text:p>
      <text:p text:style-name="P2">Изначально, этот язык поддерживался только в JSTL, но потом его включили в JSP.</text:p>
      <text:p text:style-name="P2">EL лучше всего подходит для работы с объектами, придерживающихся нотации JavaBean. Результат вызова метода <text:span text:style-name="T1">getSomething()</text:span> для объекта <text:span text:style-name="T1">obj</text:span> выполняется в языке выражений так: <text:span text:style-name="T1">obj.something</text:span>. Естественно, что можно пойти дальше и записывать следующие конструкции:</text:p>
      <text:p text:style-name="P2"><text:tab/><text:span text:style-name="T1">obj.something.justAnotherSomething</text:span></text:p>
      <text:p text:style-name="P6">Что будет эквивалентно следующему вызову:</text:p>
      <text:p text:style-name="P7"><text:tab/>obj.getSomething().getJustAnotherSomething()</text:p>
      <text:p text:style-name="P6">Все подобные конструкции нужно записывать внутри специального маркера ${ }, внутри которого могут быть также операторы, вызовы JSP-функций и т.п. Например:</text:p>
      <text:p text:style-name="P6"><text:tab/>${<text:span text:style-name="T1">obj.something.justAnotherSomething eq 'hello'</text:span>}</text:p>
      <text:p text:style-name="P12">Здесь мы сравниваем значение со строкой <text:span text:style-name="T37">"</text:span><text:span text:style-name="T36">hello</text:span><text:span text:style-name="T37">". Обычные операторы типа &gt;, &lt;, +, -, *, / тоже работают. Для некоторых есть собственные аналоги в JSP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3">Оператор JSP</text:p>
          </table:table-cell>
          <table:table-cell table:style-name="Таблица1.B1" office:value-type="string">
            <text:p text:style-name="P33">Аналог в Java</text:p>
          </table:table-cell>
        </table:table-row>
        <table:table-row>
          <table:table-cell table:style-name="Таблица1.A2" office:value-type="string">
            <text:p text:style-name="P31">a <text:span text:style-name="T1">eq</text:span> b</text:p>
          </table:table-cell>
          <table:table-cell table:style-name="Таблица1.B2" office:value-type="string">
            <text:p text:style-name="P31">a.equals(b) (значения null корректно учитываются)</text:p>
          </table:table-cell>
        </table:table-row>
        <table:table-row>
          <table:table-cell table:style-name="Таблица1.A2" office:value-type="string">
            <text:p text:style-name="P31">a <text:span text:style-name="T1">lt</text:span> b</text:p>
          </table:table-cell>
          <table:table-cell table:style-name="Таблица1.B2" office:value-type="string">
            <text:p text:style-name="P31">a &lt; b либо a.compareTo(b)&lt;0 в зависимости от типа объектов</text:p>
          </table:table-cell>
        </table:table-row>
        <table:table-row>
          <table:table-cell table:style-name="Таблица1.A2" office:value-type="string">
            <text:p text:style-name="P31">a <text:span text:style-name="T1">gt</text:span> b</text:p>
          </table:table-cell>
          <table:table-cell table:style-name="Таблица1.B2" office:value-type="string">
            <text:p text:style-name="P31">a &gt; b либо a.compareTo(b)&gt;0 в зависимости от типа объектов</text:p>
          </table:table-cell>
        </table:table-row>
        <table:table-row>
          <table:table-cell table:style-name="Таблица1.A2" office:value-type="string">
            <text:p text:style-name="P31"><text:span text:style-name="T1">le</text:span>, <text:span text:style-name="T1">ge </text:span></text:p>
          </table:table-cell>
          <table:table-cell table:style-name="Таблица1.B2" office:value-type="string">
            <text:p text:style-name="P31">Нестрогие неравенства (&lt;=, &gt;=) или конструкции с compareTo в зависимости от типа.</text:p>
          </table:table-cell>
        </table:table-row>
        <text:soft-page-break/>
        <table:table-row>
          <table:table-cell table:style-name="Таблица1.A2" office:value-type="string">
            <text:p text:style-name="P31"><text:span text:style-name="T1">and</text:span>, <text:span text:style-name="T1">or</text:span>, <text:span text:style-name="T1">not</text:span></text:p>
          </table:table-cell>
          <table:table-cell table:style-name="Таблица1.B2" office:value-type="string">
            <text:p text:style-name="P31">&amp;&amp;, <text:span text:style-name="T1">||</text:span>, <text:span text:style-name="T1">!</text:span></text:p>
          </table:table-cell>
        </table:table-row>
        <table:table-row>
          <table:table-cell table:style-name="Таблица1.A2" office:value-type="string">
            <text:p text:style-name="P32">empty <text:span text:style-name="T5">a</text:span></text:p>
          </table:table-cell>
          <table:table-cell table:style-name="Таблица1.B2" office:value-type="string">
            <text:p text:style-name="P31">Проверка a на null, на пустую строку, пустой массив, пустую коллекцию.</text:p>
          </table:table-cell>
        </table:table-row>
      </table:table>
      <text:p text:style-name="P2"/>
      <text:p text:style-name="P2">Со списками, массивами в основном работают через &lt;c:forEach&gt;, но тем не менее есть специальные конструкции для извлечения данных из коллекций:</text:p>
      <text:p text:style-name="P5">Оператор [ ] используется как для доступа к элементам массива, так и для списков (List) и отображений (Map). Например:</text:p>
      <text:p text:style-name="P13"><text:tab/>${obj.arrayValue[0]+obj.arrayValue[1]}</text:p>
      <text:p text:style-name="P13"><text:tab/>${obj.mapValue[<text:span text:style-name="T38">"price"</text:span>]+obj.mapValue[<text:span text:style-name="T38">"tax"</text:span>]}</text:p>
      <text:p text:style-name="P5">Что будет соответственно эквивалентно следующим выражениям на Java:</text:p>
      <text:p text:style-name="P11">obj.getArrayValue()[0]+obj.getArrayValue()[1]</text:p>
      <text:p text:style-name="P13">obj.getMapValue().get(<text:span text:style-name="T38">"price"</text:span>)+obj.getMapValue().get(<text:span text:style-name="T38">"tax")</text:span></text:p>
      <text:p text:style-name="P5"/>
      <text:p text:style-name="P2">Исчерпывающие сведения о языке выражений можно почерпнуть тут (я намеренно даю ссылку на Java2 EE 1.4, т.к. там проще изложение, хотя и не покрыты кое-какие новые фичи):</text:p>
      <text:p text:style-name="P3"><text:a xlink:type="simple" xlink:href="http://java.sun.com/javaee/5/docs/tutorial/doc/bnahq.html">http://java.sun.com/j2ee/1.4/docs/tutorial/doc/JSPIntro.html#wp100465</text:a></text:p>
      <text:p text:style-name="P2">На первых этапах приведённых сведений будет более чем достаточно.</text:p>
      <text:h text:style-name="Heading_20_2" text:outline-level="2"/>
      <text:h text:style-name="Heading_20_2" text:outline-level="2">Предопределённые (predefined) теги и директивы JSP</text:h>
      <text:p text:style-name="P23">Почитать можно тут:</text:p>
      <text:p text:style-name="P17"><text:a xlink:type="simple" xlink:href="http://java.sun.com/products/jsp/tags/tags.html"/></text:p>
      <text:p text:style-name="P17"><text:a xlink:type="simple" xlink:href="http://java.sun.com/products/jsp/tags/tags.html">http://java.sun.com/products/jsp/tags/tags.html</text:a></text:p>
      <text:p text:style-name="P22"/>
      <text:p text:style-name="P23">Хотя маловероятно, что понадобится что-то кроме следующего:</text:p>
      <text:p text:style-name="P23"/>
      <text:p text:style-name="P23">Настройка параметров ответа сервера (директива <text:a xlink:type="simple" xlink:href="http://java.sun.com/products/jsp/tags/syntaxref.fm7.html"><text:span text:style-name="T1">page</text:span></text:a>).</text:p>
      <text:p text:style-name="P23">Подключение библиотеки тегов (директива <text:a xlink:type="simple" xlink:href="http://java.sun.com/products/jsp/tags/syntaxref.fm8.html"><text:span text:style-name="T1">taglib</text:span></text:a>)</text:p>
      <text:p text:style-name="P23">Включение содержимого файла внутрь JSP на этапе компиляции (директива <text:a xlink:type="simple" xlink:href="http://java.sun.com/products/jsp/tags/syntaxref.fm6.html"><text:span text:style-name="T1">include</text:span></text:a>) </text:p>
      <text:p text:style-name="P23">Директивы-комментарии в JSP: </text:p>
      <text:list xml:id="list30231641" text:style-name="L2">
        <text:list-item>
          <text:p text:style-name="P39"><text:a xlink:type="simple" xlink:href="http://java.sun.com/products/jsp/tags/syntaxref.fm1.html"><text:span text:style-name="T3">Открытый вариант</text:span></text:a><text:span text:style-name="T3"> (попадает в ответ сервера)</text:span></text:p>
        </text:list-item>
        <text:list-item>
          <text:p text:style-name="P39"><text:a xlink:type="simple" xlink:href="http://java.sun.com/products/jsp/tags/syntaxref.fm2.html"><text:span text:style-name="T3">Закрытый вариант</text:span></text:a><text:span text:style-name="T3"> (не попадает в ответ сервера)</text:span></text:p>
        </text:list-item>
      </text:list>
      <text:p text:style-name="P17"/>
      <text:p text:style-name="P17"/>
      <text:h text:style-name="P38" text:outline-level="2"><text:soft-page-break/>JSP Standard Tag Library (JSTL)</text:h>
      <text:p text:style-name="P18">Набор встроенных тегов JSP сам по себе крайне убог, но есть что-то типа стандартной библиотеки тегов, которую можно легко добавить в проект. Она так и называется JSTL.</text:p>
      <text:p text:style-name="P18"/>
      <text:p text:style-name="P18">Полная документация по тегам JSTL (по крайней мере версии 1.1, которую я нашел достаточно легко) доступна тут (на самом деле это модифицированный JavaDoc):</text:p>
      <text:p text:style-name="P18"/>
      <text:p text:style-name="P18"><text:tab/><text:a xlink:type="simple" xlink:href="http://java.sun.com/products/jsp/jstl/1.1/docs/tlddocs/index.html">http://java.sun.com/products/jsp/jstl/1.1/docs/tlddocs/index.html</text:a></text:p>
      <text:p text:style-name="P18"/>
      <text:p text:style-name="P18">А пока мы разберем только самое востребованное и приведём примеры. </text:p>
      <text:p text:style-name="P18"/>
      <text:p text:style-name="P18">Итак, JSTL состоит из нескольких независимых библиотек: <text:span text:style-name="T1">core, fmt, functions, xml, sql</text:span><text:span text:style-name="T5">.</text:span><text:span text:style-name="T1"> </text:span></text:p>
      <text:p text:style-name="P21"/>
      <text:p text:style-name="P18">На практике, JSTL используется не полностью, а используются практически только две библиотеки тегов – <text:span text:style-name="T1">core</text:span> и <text:span text:style-name="T1">fmt</text:span><text:span text:style-name="T5"> и библиотека </text:span><text:span text:style-name="T1">functions</text:span><text:span text:style-name="T5">. Работа с XML и SQL в частях проекта, отвечающих за визуализацию редко оправдана, поэтому библиотеки тегов </text:span><text:span text:style-name="T1">xml</text:span><text:span text:style-name="T5"> и </text:span><text:span text:style-name="T1">sql</text:span><text:span text:style-name="T5"> не используются в реальной жизни.</text:span></text:p>
      <text:p text:style-name="P18"/>
      <text:p text:style-name="P14">Поэтому важно знать что предлагают только часто используемые библиотеки. </text:p>
      <text:p text:style-name="P14"/>
      <text:h text:style-name="P41" text:outline-level="3">Библиотека тегов Core (избранное)</text:h>
      <text:p text:style-name="P2">Библиотека Core предоставляет базовые теги для управления процессом генерации страницы.</text:p>
      <text:p text:style-name="P9"><text:a xlink:type="simple" xlink:href="http://java.sun.com/products/jsp/jstl/1.1/docs/tlddocs/c/out.html"><text:span text:style-name="T2">&lt;c:out&gt;</text:span></text:a><text:span text:style-name="T2"> – печать значения выражения с HTML-эскейпингом или без него.</text:span></text:p>
      <text:p text:style-name="P9"><text:a xlink:type="simple" xlink:href="http://java.sun.com/products/jsp/jstl/1.1/docs/tlddocs/c/forEach.html"><text:span text:style-name="T2">&lt;c:forEach&gt;</text:span></text:a><text:span text:style-name="T2"> – тело тега выполняется для каждого значения из коллекции</text:span></text:p>
      <text:p text:style-name="P9"><text:a xlink:type="simple" xlink:href="http://java.sun.com/products/jsp/jstl/1.1/docs/tlddocs/c/if.html"><text:span text:style-name="T2">&lt;c:if&gt;</text:span></text:a><text:span text:style-name="T2"> – тело тега выполняется если выражение истинно</text:span></text:p>
      <text:p text:style-name="P9"><text:a xlink:type="simple" xlink:href="http://java.sun.com/products/jsp/jstl/1.1/docs/tlddocs/c/choose.html"><text:span text:style-name="T2">&lt;c:choose&gt;</text:span></text:a><text:span text:style-name="T2"> - более продвинутая версия &lt;c:if&gt;. Может иметь несколько условий (</text:span><text:a xlink:type="simple" xlink:href="http://java.sun.com/products/jsp/jstl/1.1/docs/tlddocs/c/when.html"><text:span text:style-name="T2">&lt;c:when&gt;</text:span></text:a><text:span text:style-name="T2">) как в switch и секцию </text:span><text:a xlink:type="simple" xlink:href="http://java.sun.com/products/jsp/jstl/1.1/docs/tlddocs/c/otherwise.html"><text:span text:style-name="T2">&lt;c:otherwise&gt;</text:span></text:a></text:p>
      <text:p text:style-name="P5"><text:a xlink:type="simple" xlink:href="http://java.sun.com/products/jsp/jstl/1.1/docs/tlddocs/c/set.html">&lt;c:set&gt;</text:a> – фактический аналог оператора присваивания. Устанавливает значение переменной или атрибута через вызов setter-метода.</text:p>
      <text:p text:style-name="P4"><text:a xlink:type="simple" xlink:href="http://java.sun.com/products/jsp/jstl/1.1/docs/tlddocs/c/url.html"><text:span text:style-name="T34">&lt;c:url&gt;</text:span></text:a><text:span text:style-name="T34"> – </text:span><text:a xlink:type="simple" xlink:href="http://java.sun.com/products/jsp/jstl/1.1/docs/tlddocs/c/param.html"><text:span text:style-name="T34">&lt;c:param&gt;</text:span></text:a><text:span text:style-name="T34"> – Генерация URL с проставленными параметрами</text:span></text:p>
      <text:h text:style-name="P41" text:outline-level="3">Библиотека тегов Fmt (избранное)</text:h>
      <text:p text:style-name="P2">Библиотека Fmt предоставляет теги для форматированного вывода и разбора чисел, дат, печати сообщений с учётом локали, установленной в браузере пользователя.</text:p>
      <text:p text:style-name="P5"><text:a xlink:type="simple" xlink:href="http://java.sun.com/products/jsp/jstl/1.1/docs/tlddocs/fmt/message.html">&lt;fmt:message&gt;</text:a> – <text:a xlink:type="simple" xlink:href="http://java.sun.com/products/jsp/jstl/1.1/docs/tlddocs/fmt/param.html">&lt;fmt:param&gt;</text:a> – Вывод локализованного сообщения с указанным идентификатором и с подстановкой параметров в сообщение.</text:p>
      <text:p text:style-name="P5"><text:a xlink:type="simple" xlink:href="http://java.sun.com/products/jsp/jstl/1.1/docs/tlddocs/fmt/formatNumber.html">&lt;fmt:formatNumber&gt;</text:a> – Форматированный вывод чисел.</text:p>
      <text:p text:style-name="P5"><text:a xlink:type="simple" xlink:href="http://java.sun.com/products/jsp/jstl/1.1/docs/tlddocs/fmt/formatDate.html">&lt;fmt:formatDate&gt;</text:a> – Форматированный вывод даты и времени</text:p>
      <text:p text:style-name="P9"/>
      <text:h text:style-name="P41" text:outline-level="3"><text:soft-page-break/>Функции (одна в качестве примера)</text:h>
      <text:p text:style-name="P2">Функции в JSP появились не сразу и связано это было с тем, что не всё покрывалось возможностями языка выражений. В частности, не было возможности узнать размер коллекции, т.к. метод <text:span text:style-name="T1">List.size()</text:span> не удовлетворял требованиям JavaBean и не мог быть вызван с помощью оператора '<text:span text:style-name="T1">.</text:span>' языка выражений.</text:p>
      <text:p text:style-name="P2">И тогда появились функции. Подробнее о них можно почитать тут:</text:p>
      <text:p text:style-name="P8"><text:a xlink:type="simple" xlink:href="http://java.sun.com/javaee/5/docs/tutorial/doc/bnalg.html"><text:span text:style-name="T2">http://java.sun.com/javaee/5/docs/tutorial/doc/bnalg.html</text:span></text:a></text:p>
      <text:p text:style-name="P2">Из стандартных функций я использовал только функцию определения длины (хотя, вероятно, в библиотеке функций можно найти что-нибудь полезное):</text:p>
      <text:p text:style-name="P9">&lt;c:choose&gt;</text:p>
      <text:p text:style-name="P10"><text:tab/>&lt;c:when test="<text:span text:style-name="T35">${fn:length(users) &gt; limit}</text:span>"&gt;</text:p>
      <text:p text:style-name="P10"><text:tab/>...</text:p>
      <text:p text:style-name="P10"><text:tab/>&lt;/c:when&gt;</text:p>
      <text:p text:style-name="P10"><text:tab/>&lt;c:otherwise&gt;</text:p>
      <text:p text:style-name="P10"><text:tab/><text:tab/>Too may users!</text:p>
      <text:p text:style-name="P10"><text:tab/>&lt;/c:otherwise&gt;</text:p>
      <text:p text:style-name="P30">&lt;/c:choose&gt;</text:p>
      <text:p text:style-name="P2">Длину она определяет практически у всего. У строки, у коллекции, у массива... </text:p>
      <text:h text:style-name="Heading_20_2" text:outline-level="2">Custom Tag Libraries</text:h>
      <text:p text:style-name="P2">Вообще говоря, можно написать свою библиотеку тегов. Это делают достаточно редко, т.к. как правило, используют стандартные библиотеки, либо библиотеки, идущие в комплекте с какими-то фреймворками. </text:p>
      <text:p text:style-name="P2">Единственное, что нужно знать – это то, что библиотека тегов, по большому счёту, представляет собой набор классов, реализующих интерфейс <text:span text:style-name="T1">Tag</text:span></text:p>
      <text:p text:style-name="Text_20_body"><text:span text:style-name="T2"><text:tab/></text:span><text:a xlink:type="simple" xlink:href="http://java.sun.com/j2ee/1.4/docs/api/javax/servlet/jsp/tagext/Tag.html"><text:span text:style-name="T2">http://java.sun.com/j2ee/1.4/docs/api/javax/servlet/jsp/tagext/Tag.html</text:span></text:a></text:p>
      <text:p text:style-name="P2">И специальный дескриптор (TLD-файл), по всей видимости, используемый компилятором. </text:p>
      <text:p text:style-name="P2">Детали о библиотеках тегов можно почерпнуть здесь:</text:p>
      <text:p text:style-name="Text_20_body"><text:span text:style-name="T2"><text:tab/></text:span><text:a xlink:type="simple" xlink:href="http://java.sun.com/products/jsp/tutorial/TagLibrariesTOC.html"><text:span text:style-name="T2">http://java.sun.com/products/jsp/tutorial/TagLibrariesTOC.html</text:span></text:a></text:p>
      <text:p text:style-name="P2">но скорее всего это можно сделать при необходимости.</text:p>
      <text:h text:style-name="Heading_20_2" text:outline-level="2">Что можно ещё почитать про JSP и JSTL</text:h>
      <text:p text:style-name="Text_20_body"/>
      <text:list xml:id="list30214534" text:style-name="L3">
        <text:list-item>
          <text:p text:style-name="P40">JSTL Quick Reference (см. в директории с документацией)</text:p>
        </text:list-item>
        <text:list-item>
          <text:p text:style-name="P37"><text:span text:style-name="T2">JSP в JavaEE Tutorial </text:span><text:a xlink:type="simple" xlink:href="http://java.sun.com/javaee/5/docs/tutorial/doc/bnagy.html"><text:span text:style-name="T2">http://java.sun.com/javaee/5/docs/tutorial/doc/bnagy.html</text:span></text:a></text:p>
        </text:list-item>
        <text:list-item>
          <text:p text:style-name="P37"><text:soft-page-break/><text:span text:style-name="T2">JSTL в JavaEE Tutorial </text:span><text:a xlink:type="simple" xlink:href="http://java.sun.com/javaee/5/docs/tutorial/doc/bnakc.html"><text:span text:style-name="T2">http://java.sun.com/javaee/5/docs/tutorial/doc/bnakc.html</text:span></text:a></text:p>
        </text:list-item>
        <text:list-item>
          <text:p text:style-name="P37"><text:span text:style-name="T2">Вот вроде бы неплохой такой туториал по сервлетам и JSP: </text:span><text:a xlink:type="simple" xlink:href="http://courses.coreservlets.com/Course-Materials/csajsp2.html"><text:span text:style-name="T2">http://courses.coreservlets.com/Course-Materials/csajsp2.html</text:span></text:a></text:p>
        </text:list-item>
        <text:list-item>
          <text:p text:style-name="P36">Полная спецификация JSTL (JSR-52), нужно выбрать ссылку для разработчиков, а не для тех, кто будет реализовывать спецификацию (есть в директории с документацией):</text:p>
          <text:p text:style-name="P37"><text:a xlink:type="simple" xlink:href="http://jcp.org/aboutJava/communityprocess/mrel/jsr052/index2.html"><text:span text:style-name="T2">http://jcp.org/aboutJava/communityprocess/mrel/jsr052/index2.html</text:span></text:a></text:p>
        </text:list-item>
        <text:list-item>
          <text:p text:style-name="P36">Я изучал JSP по книге Сью Шпильман, но сейчас её хрен найдёшь (только на английском) и она достаточно старая:</text:p>
          <text:p text:style-name="P37"><text:a xlink:type="simple" xlink:href="http://www.ozon.ru/context/detail/id/1826679/"><text:span text:style-name="T2">http://www.ozon.ru/context/detail/id/1826679/</text:span></text:a></text:p>
        </text:list-item>
        <text:list-item>
          <text:p text:style-name="P36">Может быть хорошая книга (Брюс У. Перри “Java сервлеты и JSP. Сборник рецептов”):</text:p>
          <text:p text:style-name="P37"><text:a xlink:type="simple" xlink:href="http://www.ozon.ru/context/detail/id/4434287/"><text:span text:style-name="T2">http://www.ozon.ru/context/detail/id/4434287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1T10:10:06.24</dc:date>
    <meta:editing-duration>PT13H05M18S</meta:editing-duration>
    <meta:editing-cycles>479</meta:editing-cycles>
    <meta:generator>OpenOffice.org/3.2$Win32 OpenOffice.org_project/320m12$Build-9483</meta:generator>
    <meta:document-statistic meta:table-count="1" meta:image-count="0" meta:object-count="0" meta:page-count="8" meta:paragraph-count="181" meta:word-count="1644" meta:character-count="12859"/>
    <meta:user-defined meta:name="Поле 1"/>
    <meta:user-defined meta:name="Поле 2"/>
    <meta:user-defined meta:name="Поле 3"/>
    <meta:user-defined meta:name="Поле 4"/>
  </office:meta>
</office:document-meta>
</file>